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8.86pt" svg:height="168.09pt" svg:x="81.67pt" svg:y="163.19pt">
            <draw:object draw:notify-on-update-of-ranges="Sheet1.B3:Sheet1.B10 Sheet1.C2:Sheet1.C2 Sheet1.C3:Sheet1.C10 Sheet1.D2:Sheet1.D2 Sheet1.D3:Sheet1.D10 Sheet1.E2:Sheet1.E2 Sheet1.E3:Sheet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5.49pt" svg:height="171.84pt" svg:x="389.96pt" svg:y="155.68pt">
            <draw:object draw:notify-on-update-of-ranges="Sheet1.B3:Sheet1.B10 Sheet1.G2:Sheet1.G2 Sheet1.G3:Sheet1.G10 Sheet1.H2:Sheet1.H2 Sheet1.H3:Sheet1.H10 Sheet1.I2:Sheet1.I2 Sheet1.I3:Sheet1.I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84.37pt" svg:height="159.96pt" svg:x="710.76pt" svg:y="162.43pt">
            <draw:object draw:notify-on-update-of-ranges="Sheet1.B3:Sheet1.B10 Sheet1.K2:Sheet1.K2 Sheet1.K3:Sheet1.K10 Sheet1.L2:Sheet1.L2 Sheet1.L3:Sheet1.L10 Sheet1.M2:Sheet1.M2 Sheet1.M3:Sheet1.M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7.31pt" svg:height="155.99pt" svg:x="1012.05pt" svg:y="166.2pt">
            <draw:object draw:notify-on-update-of-ranges="Sheet1.B3:Sheet1.B10 Sheet1.O2:Sheet1.O2 Sheet1.O3:Sheet1.O10 Sheet1.P2:Sheet1.P2 Sheet1.P3:Sheet1.P10 Sheet1.Q2:Sheet1.Q2 Sheet1.Q3:Sheet1.Q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79.34pt" svg:y="352.15pt">
            <draw:object draw:notify-on-update-of-ranges="Sheet1.B3:Sheet1.B10 Sheet1.C3:Sheet1.C10 Sheet1.G3:Sheet1.G10 Sheet1.K3:Sheet1.K10 Sheet1.O3:Sheet1.O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556.21pt" svg:y="354.44pt">
            <draw:object draw:notify-on-update-of-ranges="Sheet1.B3:Sheet1.B10 Sheet1.D3:Sheet1.D10 Sheet1.H3:Sheet1.H10 Sheet1.L3:Sheet1.L10 Sheet1.P3:Sheet1.P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026.09pt" svg:y="358.19pt">
            <draw:object draw:notify-on-update-of-ranges="Sheet1.B3:Sheet1.B10 Sheet1.E3:Sheet1.E10 Sheet1.I3:Sheet1.I10 Sheet1.M3:Sheet1.M10 Sheet1.Q3:Sheet1.Q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3"/>
          <table:table-cell office:value-type="string" calcext:value-type="string">
            <text:p>Lib</text:p>
          </table:table-cell>
          <table:table-cell table:number-columns-repeated="3"/>
          <table:table-cell office:value-type="string" calcext:value-type="string">
            <text:p>Proc</text:p>
          </table:table-cell>
          <table:table-cell table:number-columns-repeated="3"/>
          <table:table-cell office:value-type="string" calcext:value-type="string">
            <text:p>ProcC</text:p>
          </table:table-cell>
          <table:table-cell table:number-columns-repeated="3"/>
          <table:table-cell office:value-type="string" calcext:value-type="string">
            <text:p>ProcC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c</text:p>
          </table:table-cell>
          <table:table-cell/>
          <table:table-cell office:value-type="string" calcext:value-type="string">
            <text:p>Pre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c</text:p>
          </table:table-cell>
          <table:table-cell/>
          <table:table-cell office:value-type="string" calcext:value-type="string">
            <text:p>Pre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c</text:p>
          </table:table-cell>
          <table:table-cell/>
          <table:table-cell office:value-type="string" calcext:value-type="string">
            <text:p>Pre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c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524.0904" calcext:value-type="float">
            <text:p>3524.0904</text:p>
          </table:table-cell>
          <table:table-cell office:value-type="float" office:value="75093.61232" calcext:value-type="float">
            <text:p>75093.61232</text:p>
          </table:table-cell>
          <table:table-cell office:value-type="float" office:value="614.30767" calcext:value-type="float">
            <text:p>614.30767</text:p>
          </table:table-cell>
          <table:table-cell/>
          <table:table-cell office:value-type="float" office:value="1279.2864" calcext:value-type="float">
            <text:p>1279.2864</text:p>
          </table:table-cell>
          <table:table-cell office:value-type="float" office:value="141174.11643" calcext:value-type="float">
            <text:p>141174.11643</text:p>
          </table:table-cell>
          <table:table-cell office:value-type="float" office:value="852.1125" calcext:value-type="float">
            <text:p>852.1125</text:p>
          </table:table-cell>
          <table:table-cell/>
          <table:table-cell office:value-type="float" office:value="1148.58966" calcext:value-type="float">
            <text:p>1148.58966</text:p>
          </table:table-cell>
          <table:table-cell office:value-type="float" office:value="68035.3325" calcext:value-type="float">
            <text:p>68035.3325</text:p>
          </table:table-cell>
          <table:table-cell office:value-type="float" office:value="688.22821" calcext:value-type="float">
            <text:p>688.22821</text:p>
          </table:table-cell>
          <table:table-cell/>
          <table:table-cell office:value-type="float" office:value="1050.60329" calcext:value-type="float">
            <text:p>1050.60329</text:p>
          </table:table-cell>
          <table:table-cell office:value-type="float" office:value="62836.06456" calcext:value-type="float">
            <text:p>62836.06456</text:p>
          </table:table-cell>
          <table:table-cell office:value-type="float" office:value="105.40121" calcext:value-type="float">
            <text:p>105.401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700.25685" calcext:value-type="float">
            <text:p>3700.25685</text:p>
          </table:table-cell>
          <table:table-cell office:value-type="float" office:value="130745.99946" calcext:value-type="float">
            <text:p>130745.99946</text:p>
          </table:table-cell>
          <table:table-cell office:value-type="float" office:value="1255.13905" calcext:value-type="float">
            <text:p>1255.13905</text:p>
          </table:table-cell>
          <table:table-cell/>
          <table:table-cell office:value-type="float" office:value="1151.91998" calcext:value-type="float">
            <text:p>1151.91998</text:p>
          </table:table-cell>
          <table:table-cell office:value-type="float" office:value="261764.77671" calcext:value-type="float">
            <text:p>261764.77671</text:p>
          </table:table-cell>
          <table:table-cell office:value-type="float" office:value="1524.60139" calcext:value-type="float">
            <text:p>1524.60139</text:p>
          </table:table-cell>
          <table:table-cell/>
          <table:table-cell office:value-type="float" office:value="1213.19418" calcext:value-type="float">
            <text:p>1213.19418</text:p>
          </table:table-cell>
          <table:table-cell office:value-type="float" office:value="115045.58507" calcext:value-type="float">
            <text:p>115045.58507</text:p>
          </table:table-cell>
          <table:table-cell office:value-type="float" office:value="1276.20614" calcext:value-type="float">
            <text:p>1276.20614</text:p>
          </table:table-cell>
          <table:table-cell/>
          <table:table-cell office:value-type="float" office:value="1137.27185" calcext:value-type="float">
            <text:p>1137.27185</text:p>
          </table:table-cell>
          <table:table-cell office:value-type="float" office:value="116340.17259" calcext:value-type="float">
            <text:p>116340.17259</text:p>
          </table:table-cell>
          <table:table-cell office:value-type="float" office:value="265.14216" calcext:value-type="float">
            <text:p>265.1421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499.50049" calcext:value-type="float">
            <text:p>3499.50049</text:p>
          </table:table-cell>
          <table:table-cell office:value-type="float" office:value="183557.21101" calcext:value-type="float">
            <text:p>183557.21101</text:p>
          </table:table-cell>
          <table:table-cell office:value-type="float" office:value="2011.19722" calcext:value-type="float">
            <text:p>2011.19722</text:p>
          </table:table-cell>
          <table:table-cell/>
          <table:table-cell office:value-type="float" office:value="1133.20422" calcext:value-type="float">
            <text:p>1133.20422</text:p>
          </table:table-cell>
          <table:table-cell office:value-type="float" office:value="379691.69573" calcext:value-type="float">
            <text:p>379691.69573</text:p>
          </table:table-cell>
          <table:table-cell office:value-type="float" office:value="2373.46659" calcext:value-type="float">
            <text:p>2373.46659</text:p>
          </table:table-cell>
          <table:table-cell/>
          <table:table-cell office:value-type="float" office:value="1149.72149" calcext:value-type="float">
            <text:p>1149.72149</text:p>
          </table:table-cell>
          <table:table-cell office:value-type="float" office:value="169108.22557" calcext:value-type="float">
            <text:p>169108.22557</text:p>
          </table:table-cell>
          <table:table-cell office:value-type="float" office:value="1667.30807" calcext:value-type="float">
            <text:p>1667.30807</text:p>
          </table:table-cell>
          <table:table-cell/>
          <table:table-cell office:value-type="float" office:value="1179.47227" calcext:value-type="float">
            <text:p>1179.47227</text:p>
          </table:table-cell>
          <table:table-cell office:value-type="float" office:value="178541.37842" calcext:value-type="float">
            <text:p>178541.37842</text:p>
          </table:table-cell>
          <table:table-cell office:value-type="float" office:value="349.95037" calcext:value-type="float">
            <text:p>349.950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56.99551" calcext:value-type="float">
            <text:p>4156.99551</text:p>
          </table:table-cell>
          <table:table-cell office:value-type="float" office:value="239356.09334" calcext:value-type="float">
            <text:p>239356.09334</text:p>
          </table:table-cell>
          <table:table-cell office:value-type="float" office:value="2630.96137" calcext:value-type="float">
            <text:p>2630.96137</text:p>
          </table:table-cell>
          <table:table-cell/>
          <table:table-cell office:value-type="float" office:value="1135.65366" calcext:value-type="float">
            <text:p>1135.65366</text:p>
          </table:table-cell>
          <table:table-cell office:value-type="float" office:value="473599.64189" calcext:value-type="float">
            <text:p>473599.64189</text:p>
          </table:table-cell>
          <table:table-cell office:value-type="float" office:value="3038.86648" calcext:value-type="float">
            <text:p>3038.86648</text:p>
          </table:table-cell>
          <table:table-cell/>
          <table:table-cell office:value-type="float" office:value="1101.41951" calcext:value-type="float">
            <text:p>1101.41951</text:p>
          </table:table-cell>
          <table:table-cell office:value-type="float" office:value="207530.25385" calcext:value-type="float">
            <text:p>207530.25385</text:p>
          </table:table-cell>
          <table:table-cell office:value-type="float" office:value="2244.8216" calcext:value-type="float">
            <text:p>2244.8216</text:p>
          </table:table-cell>
          <table:table-cell/>
          <table:table-cell office:value-type="float" office:value="1212.83304" calcext:value-type="float">
            <text:p>1212.83304</text:p>
          </table:table-cell>
          <table:table-cell office:value-type="float" office:value="235573.34439" calcext:value-type="float">
            <text:p>235573.34439</text:p>
          </table:table-cell>
          <table:table-cell office:value-type="float" office:value="493.04482" calcext:value-type="float">
            <text:p>493.0448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250.51199" calcext:value-type="float">
            <text:p>4250.51199</text:p>
          </table:table-cell>
          <table:table-cell office:value-type="float" office:value="291553.30255" calcext:value-type="float">
            <text:p>291553.30255</text:p>
          </table:table-cell>
          <table:table-cell office:value-type="float" office:value="3370.656" calcext:value-type="float">
            <text:p>3370.656</text:p>
          </table:table-cell>
          <table:table-cell/>
          <table:table-cell office:value-type="float" office:value="1226.45508" calcext:value-type="float">
            <text:p>1226.45508</text:p>
          </table:table-cell>
          <table:table-cell office:value-type="float" office:value="690240.00364" calcext:value-type="float">
            <text:p>690240.00364</text:p>
          </table:table-cell>
          <table:table-cell office:value-type="float" office:value="4147.66432" calcext:value-type="float">
            <text:p>4147.66432</text:p>
          </table:table-cell>
          <table:table-cell/>
          <table:table-cell office:value-type="float" office:value="1142.22541" calcext:value-type="float">
            <text:p>1142.22541</text:p>
          </table:table-cell>
          <table:table-cell office:value-type="float" office:value="298528.83763" calcext:value-type="float">
            <text:p>298528.83763</text:p>
          </table:table-cell>
          <table:table-cell office:value-type="float" office:value="2737.78139" calcext:value-type="float">
            <text:p>2737.78139</text:p>
          </table:table-cell>
          <table:table-cell/>
          <table:table-cell office:value-type="float" office:value="1239.59121" calcext:value-type="float">
            <text:p>1239.59121</text:p>
          </table:table-cell>
          <table:table-cell office:value-type="float" office:value="333463.20562" calcext:value-type="float">
            <text:p>333463.20562</text:p>
          </table:table-cell>
          <table:table-cell office:value-type="float" office:value="596.40543" calcext:value-type="float">
            <text:p>596.4054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839.07866" calcext:value-type="float">
            <text:p>4839.07866</text:p>
          </table:table-cell>
          <table:table-cell office:value-type="float" office:value="334791.47432" calcext:value-type="float">
            <text:p>334791.47432</text:p>
          </table:table-cell>
          <table:table-cell office:value-type="float" office:value="3940.46582" calcext:value-type="float">
            <text:p>3940.46582</text:p>
          </table:table-cell>
          <table:table-cell/>
          <table:table-cell office:value-type="float" office:value="1222.83714" calcext:value-type="float">
            <text:p>1222.83714</text:p>
          </table:table-cell>
          <table:table-cell office:value-type="float" office:value="795947.47609" calcext:value-type="float">
            <text:p>795947.47609</text:p>
          </table:table-cell>
          <table:table-cell office:value-type="float" office:value="5457.76548" calcext:value-type="float">
            <text:p>5457.76548</text:p>
          </table:table-cell>
          <table:table-cell/>
          <table:table-cell office:value-type="float" office:value="1121.30379" calcext:value-type="float">
            <text:p>1121.30379</text:p>
          </table:table-cell>
          <table:table-cell office:value-type="float" office:value="337854.95563" calcext:value-type="float">
            <text:p>337854.95563</text:p>
          </table:table-cell>
          <table:table-cell office:value-type="float" office:value="3181.84609" calcext:value-type="float">
            <text:p>3181.84609</text:p>
          </table:table-cell>
          <table:table-cell/>
          <table:table-cell office:value-type="float" office:value="1153.79623" calcext:value-type="float">
            <text:p>1153.79623</text:p>
          </table:table-cell>
          <table:table-cell office:value-type="float" office:value="392609.69009" calcext:value-type="float">
            <text:p>392609.69009</text:p>
          </table:table-cell>
          <table:table-cell office:value-type="float" office:value="714.15262" calcext:value-type="float">
            <text:p>714.1526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943.09786" calcext:value-type="float">
            <text:p>4943.09786</text:p>
          </table:table-cell>
          <table:table-cell office:value-type="float" office:value="390870.58385" calcext:value-type="float">
            <text:p>390870.58385</text:p>
          </table:table-cell>
          <table:table-cell office:value-type="float" office:value="4866.52647" calcext:value-type="float">
            <text:p>4866.52647</text:p>
          </table:table-cell>
          <table:table-cell/>
          <table:table-cell office:value-type="float" office:value="1426.76233" calcext:value-type="float">
            <text:p>1426.76233</text:p>
          </table:table-cell>
          <table:table-cell office:value-type="float" office:value="936057.0506" calcext:value-type="float">
            <text:p>936057.0506</text:p>
          </table:table-cell>
          <table:table-cell office:value-type="float" office:value="6173.97798" calcext:value-type="float">
            <text:p>6173.97798</text:p>
          </table:table-cell>
          <table:table-cell/>
          <table:table-cell office:value-type="float" office:value="1141.20663" calcext:value-type="float">
            <text:p>1141.20663</text:p>
          </table:table-cell>
          <table:table-cell office:value-type="float" office:value="395458.69738" calcext:value-type="float">
            <text:p>395458.69738</text:p>
          </table:table-cell>
          <table:table-cell office:value-type="float" office:value="4043.13116" calcext:value-type="float">
            <text:p>4043.13116</text:p>
          </table:table-cell>
          <table:table-cell/>
          <table:table-cell office:value-type="float" office:value="1240.18604" calcext:value-type="float">
            <text:p>1240.18604</text:p>
          </table:table-cell>
          <table:table-cell office:value-type="float" office:value="464977.12478" calcext:value-type="float">
            <text:p>464977.12478</text:p>
          </table:table-cell>
          <table:table-cell office:value-type="float" office:value="768.19751" calcext:value-type="float">
            <text:p>768.1975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640.05974" calcext:value-type="float">
            <text:p>5640.05974</text:p>
          </table:table-cell>
          <table:table-cell office:value-type="float" office:value="461375.94592" calcext:value-type="float">
            <text:p>461375.94592</text:p>
          </table:table-cell>
          <table:table-cell office:value-type="float" office:value="5940.84589" calcext:value-type="float">
            <text:p>5940.84589</text:p>
          </table:table-cell>
          <table:table-cell/>
          <table:table-cell office:value-type="float" office:value="1356.68571" calcext:value-type="float">
            <text:p>1356.68571</text:p>
          </table:table-cell>
          <table:table-cell office:value-type="float" office:value="1041398.85003" calcext:value-type="float">
            <text:p>1041398.85003</text:p>
          </table:table-cell>
          <table:table-cell office:value-type="float" office:value="7249.4129" calcext:value-type="float">
            <text:p>7249.4129</text:p>
          </table:table-cell>
          <table:table-cell/>
          <table:table-cell office:value-type="float" office:value="1120.01539" calcext:value-type="float">
            <text:p>1120.01539</text:p>
          </table:table-cell>
          <table:table-cell office:value-type="float" office:value="445712.57726" calcext:value-type="float">
            <text:p>445712.57726</text:p>
          </table:table-cell>
          <table:table-cell office:value-type="float" office:value="3797.95116" calcext:value-type="float">
            <text:p>3797.95116</text:p>
          </table:table-cell>
          <table:table-cell/>
          <table:table-cell office:value-type="float" office:value="1186.26732" calcext:value-type="float">
            <text:p>1186.26732</text:p>
          </table:table-cell>
          <table:table-cell office:value-type="float" office:value="524061.80622" calcext:value-type="float">
            <text:p>524061.80622</text:p>
          </table:table-cell>
          <table:table-cell office:value-type="float" office:value="907.95622" calcext:value-type="float">
            <text:p>907.956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1:07:47.500381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4:02:31.637028295</meta:creation-date>
    <dc:date>2019-08-20T11:32:39.357812746</dc:date>
    <meta:editing-duration>PT2H4M38S</meta:editing-duration>
    <meta:editing-cycles>24</meta:editing-cycles>
    <meta:generator>LibreOffice/6.0.7.3$Linux_X86_64 LibreOffice_project/00m0$Build-3</meta:generator>
    <meta:document-statistic meta:table-count="1" meta:cell-count="12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44cm" svg:height="5.931cm" xlink:href=".." xlink:type="simple" chart:class="chart:line" chart:style-name="ch1">
        <chart:title svg:x="4.898cm" svg:y="0.254cm" chart:style-name="ch2">
          <text:p>Lib</text:p>
        </chart:title>
        <chart:legend chart:legend-position="end" svg:x="8.406cm" svg:y="2.168cm" style:legend-expansion="high" chart:style-name="ch3"/>
        <chart:plot-area chart:style-name="ch4" table:cell-range-address="Sheet1.B2:Sheet1.E10" chart:data-source-has-labels="both" svg:x="1.221cm" svg:y="1.151cm" svg:width="6.975cm" svg:height="3.681cm">
          <chartooo:coordinate-region svg:x="2.583cm" svg:y="1.35cm" svg:width="5.426cm" svg:height="2.835cm"/>
          <chart:axis chart:dimension="x" chart:name="primary-x" chart:style-name="ch5" chartooo:axis-type="auto">
            <chartooo:date-scale/>
            <chart:title svg:x="4.188cm" svg:y="4.95cm" chart:style-name="ch6">
              <text:p>k rows</text:p>
            </chart:title>
            <chart:categories table:cell-range-address="Sheet1.B3:Sheet1.B10"/>
          </chart:axis>
          <chart:axis chart:dimension="y" chart:name="primary-y" chart:style-name="ch5">
            <chart:title svg:x="0.451cm" svg:y="3.776cm" chart:style-name="ch7">
              <text:p>microsecs</text:p>
            </chart:title>
            <chart:grid chart:style-name="ch8" chart:class="major"/>
          </chart:axis>
          <chart:series chart:style-name="ch9" chart:values-cell-range-address="Sheet1.C3:Sheet1.C10" chart:label-cell-address="Sheet1.C2:Sheet1.C2" chart:class="chart:line">
            <chart:data-point chart:repeated="8"/>
          </chart:series>
          <chart:series chart:style-name="ch10" chart:values-cell-range-address="Sheet1.D3:Sheet1.D10" chart:label-cell-address="Sheet1.D2:Sheet1.D2" chart:class="chart:line">
            <chart:data-point chart:repeated="8"/>
          </chart:series>
          <chart:series chart:style-name="ch11" chart:values-cell-range-address="Sheet1.E3:Sheet1.E10" chart:label-cell-address="Sheet1.E2:Sheet1.E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p</text:p>
                <draw:g>
                  <svg:desc>Sheet1.C2:Sheet1.C2</svg:desc>
                </draw:g>
              </table:table-cell>
              <table:table-cell office:value-type="string">
                <text:p>Read</text:p>
                <draw:g>
                  <svg:desc>Sheet1.D2:Sheet1.D2</svg:desc>
                </draw:g>
              </table:table-cell>
              <table:table-cell office:value-type="string">
                <text:p>Proc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10</svg:desc>
                </draw:g>
              </table:table-cell>
              <table:table-cell office:value-type="float" office:value="3524.0904">
                <text:p>3524.0904</text:p>
                <draw:g>
                  <svg:desc>Sheet1.C3:Sheet1.C10</svg:desc>
                </draw:g>
              </table:table-cell>
              <table:table-cell office:value-type="float" office:value="75093.61232">
                <text:p>75093.61232</text:p>
                <draw:g>
                  <svg:desc>Sheet1.D3:Sheet1.D10</svg:desc>
                </draw:g>
              </table:table-cell>
              <table:table-cell office:value-type="float" office:value="614.30767">
                <text:p>614.30767</text:p>
                <draw:g>
                  <svg:desc>Sheet1.E3:Sheet1.E1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00.25685">
                <text:p>3700.25685</text:p>
              </table:table-cell>
              <table:table-cell office:value-type="float" office:value="130745.99946">
                <text:p>130745.99946</text:p>
              </table:table-cell>
              <table:table-cell office:value-type="float" office:value="1255.13905">
                <text:p>1255.139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99.50049">
                <text:p>3499.50049</text:p>
              </table:table-cell>
              <table:table-cell office:value-type="float" office:value="183557.21101">
                <text:p>183557.21101</text:p>
              </table:table-cell>
              <table:table-cell office:value-type="float" office:value="2011.19722">
                <text:p>2011.197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156.99551">
                <text:p>4156.99551</text:p>
              </table:table-cell>
              <table:table-cell office:value-type="float" office:value="239356.09334">
                <text:p>239356.09334</text:p>
              </table:table-cell>
              <table:table-cell office:value-type="float" office:value="2630.96137">
                <text:p>2630.961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250.51199">
                <text:p>4250.51199</text:p>
              </table:table-cell>
              <table:table-cell office:value-type="float" office:value="291553.30255">
                <text:p>291553.30255</text:p>
              </table:table-cell>
              <table:table-cell office:value-type="float" office:value="3370.656">
                <text:p>3370.6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39.07866">
                <text:p>4839.07866</text:p>
              </table:table-cell>
              <table:table-cell office:value-type="float" office:value="334791.47432">
                <text:p>334791.47432</text:p>
              </table:table-cell>
              <table:table-cell office:value-type="float" office:value="3940.46582">
                <text:p>3940.465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943.09786">
                <text:p>4943.09786</text:p>
              </table:table-cell>
              <table:table-cell office:value-type="float" office:value="390870.58385">
                <text:p>390870.58385</text:p>
              </table:table-cell>
              <table:table-cell office:value-type="float" office:value="4866.52647">
                <text:p>4866.526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640.05974">
                <text:p>5640.05974</text:p>
              </table:table-cell>
              <table:table-cell office:value-type="float" office:value="461375.94592">
                <text:p>461375.94592</text:p>
              </table:table-cell>
              <table:table-cell office:value-type="float" office:value="5940.84589">
                <text:p>5940.84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778cm" svg:height="6.063cm" xlink:href=".." xlink:type="simple" chart:class="chart:line" chart:style-name="ch1">
        <chart:title svg:x="4.287cm" svg:y="0.257cm" chart:style-name="ch2">
          <text:p>Processor</text:p>
        </chart:title>
        <chart:legend chart:legend-position="end" svg:x="8.64cm" svg:y="2.234cm" style:legend-expansion="high" chart:style-name="ch3"/>
        <chart:plot-area chart:style-name="ch4" table:cell-range-address="Sheet1.B3:Sheet1.B10 Sheet1.G2:Sheet1.I10" chart:data-source-has-labels="both" svg:x="1.226cm" svg:y="1.157cm" svg:width="7.199cm" svg:height="3.804cm">
          <chartooo:coordinate-region svg:x="2.588cm" svg:y="1.356cm" svg:width="5.465cm" svg:height="2.958cm"/>
          <chart:axis chart:dimension="x" chart:name="primary-x" chart:style-name="ch5" chartooo:axis-type="auto">
            <chartooo:date-scale/>
            <chart:title svg:x="4.305cm" svg:y="5.082cm" chart:style-name="ch6">
              <text:p>k rows</text:p>
            </chart:title>
            <chart:categories table:cell-range-address="Sheet1.B3:Sheet1.B10"/>
          </chart:axis>
          <chart:axis chart:dimension="y" chart:name="primary-y" chart:style-name="ch5">
            <chart:title svg:x="0.451cm" svg:y="3.844cm" chart:style-name="ch7">
              <text:p>microsecs</text:p>
            </chart:title>
            <chart:grid chart:style-name="ch8" chart:class="major"/>
          </chart:axis>
          <chart:series chart:style-name="ch9" chart:values-cell-range-address="Sheet1.G3:Sheet1.G10" chart:label-cell-address="Sheet1.G2:Sheet1.G2" chart:class="chart:line">
            <chart:data-point chart:repeated="8"/>
          </chart:series>
          <chart:series chart:style-name="ch10" chart:values-cell-range-address="Sheet1.H3:Sheet1.H10" chart:label-cell-address="Sheet1.H2:Sheet1.H2" chart:class="chart:line">
            <chart:data-point chart:repeated="8"/>
          </chart:series>
          <chart:series chart:style-name="ch11" chart:values-cell-range-address="Sheet1.I3:Sheet1.I10" chart:label-cell-address="Sheet1.I2:Sheet1.I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p</text:p>
                <draw:g>
                  <svg:desc>Sheet1.G2:Sheet1.G2</svg:desc>
                </draw:g>
              </table:table-cell>
              <table:table-cell office:value-type="string">
                <text:p>Read</text:p>
                <draw:g>
                  <svg:desc>Sheet1.H2:Sheet1.H2</svg:desc>
                </draw:g>
              </table:table-cell>
              <table:table-cell office:value-type="string">
                <text:p>Proc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10</svg:desc>
                </draw:g>
              </table:table-cell>
              <table:table-cell office:value-type="float" office:value="1279.2864">
                <text:p>1279.2864</text:p>
                <draw:g>
                  <svg:desc>Sheet1.G3:Sheet1.G10</svg:desc>
                </draw:g>
              </table:table-cell>
              <table:table-cell office:value-type="float" office:value="141174.11643">
                <text:p>141174.11643</text:p>
                <draw:g>
                  <svg:desc>Sheet1.H3:Sheet1.H10</svg:desc>
                </draw:g>
              </table:table-cell>
              <table:table-cell office:value-type="float" office:value="852.1125">
                <text:p>852.1125</text:p>
                <draw:g>
                  <svg:desc>Sheet1.I3:Sheet1.I1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51.91998">
                <text:p>1151.91998</text:p>
              </table:table-cell>
              <table:table-cell office:value-type="float" office:value="261764.77671">
                <text:p>261764.77671</text:p>
              </table:table-cell>
              <table:table-cell office:value-type="float" office:value="1524.60139">
                <text:p>1524.601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33.20422">
                <text:p>1133.20422</text:p>
              </table:table-cell>
              <table:table-cell office:value-type="float" office:value="379691.69573">
                <text:p>379691.69573</text:p>
              </table:table-cell>
              <table:table-cell office:value-type="float" office:value="2373.46659">
                <text:p>2373.4665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35.65366">
                <text:p>1135.65366</text:p>
              </table:table-cell>
              <table:table-cell office:value-type="float" office:value="473599.64189">
                <text:p>473599.64189</text:p>
              </table:table-cell>
              <table:table-cell office:value-type="float" office:value="3038.86648">
                <text:p>3038.866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26.45508">
                <text:p>1226.45508</text:p>
              </table:table-cell>
              <table:table-cell office:value-type="float" office:value="690240.00364">
                <text:p>690240.00364</text:p>
              </table:table-cell>
              <table:table-cell office:value-type="float" office:value="4147.66432">
                <text:p>4147.664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22.83714">
                <text:p>1222.83714</text:p>
              </table:table-cell>
              <table:table-cell office:value-type="float" office:value="795947.47609">
                <text:p>795947.47609</text:p>
              </table:table-cell>
              <table:table-cell office:value-type="float" office:value="5457.76548">
                <text:p>5457.765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26.76233">
                <text:p>1426.76233</text:p>
              </table:table-cell>
              <table:table-cell office:value-type="float" office:value="936057.0506">
                <text:p>936057.0506</text:p>
              </table:table-cell>
              <table:table-cell office:value-type="float" office:value="6173.97798">
                <text:p>6173.977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56.68571">
                <text:p>1356.68571</text:p>
              </table:table-cell>
              <table:table-cell office:value-type="float" office:value="1041398.85003">
                <text:p>1041398.85003</text:p>
              </table:table-cell>
              <table:table-cell office:value-type="float" office:value="7249.4129">
                <text:p>7249.41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033cm" svg:height="5.644cm" xlink:href=".." xlink:type="simple" chart:class="chart:line" chart:style-name="ch1">
        <chart:title svg:x="2.432cm" svg:y="0.248cm" chart:style-name="ch2">
          <text:p>Processor + column filter</text:p>
        </chart:title>
        <chart:legend chart:legend-position="end" svg:x="7.895cm" svg:y="2.025cm" style:legend-expansion="high" chart:style-name="ch3"/>
        <chart:plot-area chart:style-name="ch4" table:cell-range-address="Sheet1.B3:Sheet1.B10 Sheet1.K2:Sheet1.M10" chart:data-source-has-labels="both" svg:x="1.211cm" svg:y="1.139cm" svg:width="6.484cm" svg:height="3.412cm">
          <chartooo:coordinate-region svg:x="2.573cm" svg:y="1.338cm" svg:width="4.935cm" svg:height="2.566cm"/>
          <chart:axis chart:dimension="x" chart:name="primary-x" chart:style-name="ch5" chartooo:axis-type="auto">
            <chartooo:date-scale/>
            <chart:title svg:x="3.933cm" svg:y="4.663cm" chart:style-name="ch6">
              <text:p>k rows</text:p>
            </chart:title>
            <chart:categories table:cell-range-address="Sheet1.B3:Sheet1.B10"/>
          </chart:axis>
          <chart:axis chart:dimension="y" chart:name="primary-y" chart:style-name="ch5">
            <chart:title svg:x="0.451cm" svg:y="3.63cm" chart:style-name="ch7">
              <text:p>microsecs</text:p>
            </chart:title>
            <chart:grid chart:style-name="ch8" chart:class="major"/>
          </chart:axis>
          <chart:series chart:style-name="ch9" chart:values-cell-range-address="Sheet1.K3:Sheet1.K10" chart:label-cell-address="Sheet1.K2:Sheet1.K2" chart:class="chart:line">
            <chart:data-point chart:repeated="8"/>
          </chart:series>
          <chart:series chart:style-name="ch10" chart:values-cell-range-address="Sheet1.L3:Sheet1.L10" chart:label-cell-address="Sheet1.L2:Sheet1.L2" chart:class="chart:line">
            <chart:data-point chart:repeated="8"/>
          </chart:series>
          <chart:series chart:style-name="ch11" chart:values-cell-range-address="Sheet1.M3:Sheet1.M10" chart:label-cell-address="Sheet1.M2:Sheet1.M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p</text:p>
                <draw:g>
                  <svg:desc>Sheet1.K2:Sheet1.K2</svg:desc>
                </draw:g>
              </table:table-cell>
              <table:table-cell office:value-type="string">
                <text:p>Read</text:p>
                <draw:g>
                  <svg:desc>Sheet1.L2:Sheet1.L2</svg:desc>
                </draw:g>
              </table:table-cell>
              <table:table-cell office:value-type="string">
                <text:p>Proc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10</svg:desc>
                </draw:g>
              </table:table-cell>
              <table:table-cell office:value-type="float" office:value="1148.58966">
                <text:p>1148.58966</text:p>
                <draw:g>
                  <svg:desc>Sheet1.K3:Sheet1.K10</svg:desc>
                </draw:g>
              </table:table-cell>
              <table:table-cell office:value-type="float" office:value="68035.3325">
                <text:p>68035.3325</text:p>
                <draw:g>
                  <svg:desc>Sheet1.L3:Sheet1.L10</svg:desc>
                </draw:g>
              </table:table-cell>
              <table:table-cell office:value-type="float" office:value="688.22821">
                <text:p>688.22821</text:p>
                <draw:g>
                  <svg:desc>Sheet1.M3:Sheet1.M1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13.19418">
                <text:p>1213.19418</text:p>
              </table:table-cell>
              <table:table-cell office:value-type="float" office:value="115045.58507">
                <text:p>115045.58507</text:p>
              </table:table-cell>
              <table:table-cell office:value-type="float" office:value="1276.20614">
                <text:p>1276.206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49.72149">
                <text:p>1149.72149</text:p>
              </table:table-cell>
              <table:table-cell office:value-type="float" office:value="169108.22557">
                <text:p>169108.22557</text:p>
              </table:table-cell>
              <table:table-cell office:value-type="float" office:value="1667.30807">
                <text:p>1667.308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01.41951">
                <text:p>1101.41951</text:p>
              </table:table-cell>
              <table:table-cell office:value-type="float" office:value="207530.25385">
                <text:p>207530.25385</text:p>
              </table:table-cell>
              <table:table-cell office:value-type="float" office:value="2244.8216">
                <text:p>2244.82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42.22541">
                <text:p>1142.22541</text:p>
              </table:table-cell>
              <table:table-cell office:value-type="float" office:value="298528.83763">
                <text:p>298528.83763</text:p>
              </table:table-cell>
              <table:table-cell office:value-type="float" office:value="2737.78139">
                <text:p>2737.781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21.30379">
                <text:p>1121.30379</text:p>
              </table:table-cell>
              <table:table-cell office:value-type="float" office:value="337854.95563">
                <text:p>337854.95563</text:p>
              </table:table-cell>
              <table:table-cell office:value-type="float" office:value="3181.84609">
                <text:p>3181.8460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41.20663">
                <text:p>1141.20663</text:p>
              </table:table-cell>
              <table:table-cell office:value-type="float" office:value="395458.69738">
                <text:p>395458.69738</text:p>
              </table:table-cell>
              <table:table-cell office:value-type="float" office:value="4043.13116">
                <text:p>4043.131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20.01539">
                <text:p>1120.01539</text:p>
              </table:table-cell>
              <table:table-cell office:value-type="float" office:value="445712.57726">
                <text:p>445712.57726</text:p>
              </table:table-cell>
              <table:table-cell office:value-type="float" office:value="3797.95116">
                <text:p>3797.951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784cm" svg:height="5.504cm" xlink:href=".." xlink:type="simple" chart:class="chart:line" chart:style-name="ch1">
        <chart:title svg:x="1.184cm" svg:y="0.246cm" chart:style-name="ch2">
          <text:p>Processor + column filter + row filter</text:p>
        </chart:title>
        <chart:legend chart:legend-position="end" svg:x="7.646cm" svg:y="1.955cm" style:legend-expansion="high" chart:style-name="ch3"/>
        <chart:plot-area chart:style-name="ch4" table:cell-range-address="Sheet1.B3:Sheet1.B10 Sheet1.O2:Sheet1.Q10" chart:data-source-has-labels="both" svg:x="1.206cm" svg:y="1.135cm" svg:width="6.245cm" svg:height="3.278cm">
          <chartooo:coordinate-region svg:x="2.568cm" svg:y="1.334cm" svg:width="4.696cm" svg:height="2.432cm"/>
          <chart:axis chart:dimension="x" chart:name="primary-x" chart:style-name="ch5" chartooo:axis-type="auto">
            <chartooo:date-scale/>
            <chart:title svg:x="3.808cm" svg:y="4.523cm" chart:style-name="ch6">
              <text:p>k rows</text:p>
            </chart:title>
            <chart:categories table:cell-range-address="Sheet1.B3:Sheet1.B10"/>
          </chart:axis>
          <chart:axis chart:dimension="y" chart:name="primary-y" chart:style-name="ch5">
            <chart:title svg:x="0.451cm" svg:y="3.559cm" chart:style-name="ch7">
              <text:p>microsecs</text:p>
            </chart:title>
            <chart:grid chart:style-name="ch8" chart:class="major"/>
          </chart:axis>
          <chart:series chart:style-name="ch9" chart:values-cell-range-address="Sheet1.O3:Sheet1.O10" chart:label-cell-address="Sheet1.O2:Sheet1.O2" chart:class="chart:line">
            <chart:data-point chart:repeated="8"/>
          </chart:series>
          <chart:series chart:style-name="ch10" chart:values-cell-range-address="Sheet1.P3:Sheet1.P10" chart:label-cell-address="Sheet1.P2:Sheet1.P2" chart:class="chart:line">
            <chart:data-point chart:repeated="8"/>
          </chart:series>
          <chart:series chart:style-name="ch11" chart:values-cell-range-address="Sheet1.Q3:Sheet1.Q10" chart:label-cell-address="Sheet1.Q2:Sheet1.Q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p</text:p>
                <draw:g>
                  <svg:desc>Sheet1.O2:Sheet1.O2</svg:desc>
                </draw:g>
              </table:table-cell>
              <table:table-cell office:value-type="string">
                <text:p>Read</text:p>
                <draw:g>
                  <svg:desc>Sheet1.P2:Sheet1.P2</svg:desc>
                </draw:g>
              </table:table-cell>
              <table:table-cell office:value-type="string">
                <text:p>Proc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10</svg:desc>
                </draw:g>
              </table:table-cell>
              <table:table-cell office:value-type="float" office:value="1050.60329">
                <text:p>1050.60329</text:p>
                <draw:g>
                  <svg:desc>Sheet1.O3:Sheet1.O10</svg:desc>
                </draw:g>
              </table:table-cell>
              <table:table-cell office:value-type="float" office:value="62836.06456">
                <text:p>62836.06456</text:p>
                <draw:g>
                  <svg:desc>Sheet1.P3:Sheet1.P10</svg:desc>
                </draw:g>
              </table:table-cell>
              <table:table-cell office:value-type="float" office:value="105.40121">
                <text:p>105.40121</text:p>
                <draw:g>
                  <svg:desc>Sheet1.Q3:Sheet1.Q1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37.27185">
                <text:p>1137.27185</text:p>
              </table:table-cell>
              <table:table-cell office:value-type="float" office:value="116340.17259">
                <text:p>116340.17259</text:p>
              </table:table-cell>
              <table:table-cell office:value-type="float" office:value="265.14216">
                <text:p>265.142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79.47227">
                <text:p>1179.47227</text:p>
              </table:table-cell>
              <table:table-cell office:value-type="float" office:value="178541.37842">
                <text:p>178541.37842</text:p>
              </table:table-cell>
              <table:table-cell office:value-type="float" office:value="349.95037">
                <text:p>349.950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12.83304">
                <text:p>1212.83304</text:p>
              </table:table-cell>
              <table:table-cell office:value-type="float" office:value="235573.34439">
                <text:p>235573.34439</text:p>
              </table:table-cell>
              <table:table-cell office:value-type="float" office:value="493.04482">
                <text:p>493.044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39.59121">
                <text:p>1239.59121</text:p>
              </table:table-cell>
              <table:table-cell office:value-type="float" office:value="333463.20562">
                <text:p>333463.20562</text:p>
              </table:table-cell>
              <table:table-cell office:value-type="float" office:value="596.40543">
                <text:p>596.405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53.79623">
                <text:p>1153.79623</text:p>
              </table:table-cell>
              <table:table-cell office:value-type="float" office:value="392609.69009">
                <text:p>392609.69009</text:p>
              </table:table-cell>
              <table:table-cell office:value-type="float" office:value="714.15262">
                <text:p>714.1526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40.18604">
                <text:p>1240.18604</text:p>
              </table:table-cell>
              <table:table-cell office:value-type="float" office:value="464977.12478">
                <text:p>464977.12478</text:p>
              </table:table-cell>
              <table:table-cell office:value-type="float" office:value="768.19751">
                <text:p>768.1975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86.26732">
                <text:p>1186.26732</text:p>
              </table:table-cell>
              <table:table-cell office:value-type="float" office:value="524061.80622">
                <text:p>524061.80622</text:p>
              </table:table-cell>
              <table:table-cell office:value-type="float" office:value="907.95622">
                <text:p>907.956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47cm" svg:y="0.316cm" chart:style-name="ch2">
          <text:p>Prep time comparison</text:p>
        </chart:title>
        <chart:legend chart:legend-position="end" svg:x="13.703cm" svg:y="3.454cm" style:legend-expansion="high" chart:style-name="ch3"/>
        <chart:plot-area chart:style-name="ch4" table:cell-range-address="Sheet1.B3:Sheet1.C10 Sheet1.G3:Sheet1.G10 Sheet1.K3:Sheet1.K10 Sheet1.O3:Sheet1.O10" chart:data-source-has-labels="both" svg:x="1.331cm" svg:y="1.275cm" svg:width="12.052cm" svg:height="6.564cm">
          <chartooo:coordinate-region svg:x="2.323cm" svg:y="1.474cm" svg:width="10.873cm" svg:height="5.718cm"/>
          <chart:axis chart:dimension="x" chart:name="primary-x" chart:style-name="ch5" chartooo:axis-type="auto">
            <chartooo:date-scale/>
            <chart:title svg:x="6.837cm" svg:y="8.019cm" chart:style-name="ch6">
              <text:p>k rows</text:p>
            </chart:title>
            <chart:categories table:cell-range-address="Sheet1.B3:Sheet1.B10"/>
          </chart:axis>
          <chart:axis chart:dimension="y" chart:name="primary-y" chart:style-name="ch5">
            <chart:title svg:x="0.451cm" svg:y="5.342cm" chart:style-name="ch7">
              <text:p>microsecs</text:p>
            </chart:title>
            <chart:grid chart:style-name="ch8" chart:class="major"/>
          </chart:axis>
          <chart:series chart:style-name="ch9" chart:values-cell-range-address="Sheet1.C3:Sheet1.C10" loext:label-string="lib" chart:class="chart:line">
            <chart:data-point chart:repeated="8"/>
          </chart:series>
          <chart:series chart:style-name="ch10" chart:values-cell-range-address="Sheet1.G3:Sheet1.G10" loext:label-string="proc" chart:class="chart:line">
            <chart:data-point chart:repeated="8"/>
          </chart:series>
          <chart:series chart:style-name="ch11" chart:values-cell-range-address="Sheet1.K3:Sheet1.K10" loext:label-string="procc" chart:class="chart:line">
            <chart:data-point chart:repeated="8"/>
          </chart:series>
          <chart:series chart:style-name="ch12" chart:values-cell-range-address="Sheet1.O3:Sheet1.O10" loext:label-string="proccf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</text:p>
              </table:table-cell>
              <table:table-cell office:value-type="string">
                <text:p>proc</text:p>
              </table:table-cell>
              <table:table-cell office:value-type="string">
                <text:p>procc</text:p>
              </table:table-cell>
              <table:table-cell office:value-type="string">
                <text:p>proccf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10</svg:desc>
                </draw:g>
              </table:table-cell>
              <table:table-cell office:value-type="float" office:value="3524.0904">
                <text:p>3524.0904</text:p>
                <draw:g>
                  <svg:desc>Sheet1.C3:Sheet1.C10</svg:desc>
                </draw:g>
              </table:table-cell>
              <table:table-cell office:value-type="float" office:value="1279.2864">
                <text:p>1279.2864</text:p>
                <draw:g>
                  <svg:desc>Sheet1.G3:Sheet1.G10</svg:desc>
                </draw:g>
              </table:table-cell>
              <table:table-cell office:value-type="float" office:value="1148.58966">
                <text:p>1148.58966</text:p>
                <draw:g>
                  <svg:desc>Sheet1.K3:Sheet1.K10</svg:desc>
                </draw:g>
              </table:table-cell>
              <table:table-cell office:value-type="float" office:value="1050.60329">
                <text:p>1050.60329</text:p>
                <draw:g>
                  <svg:desc>Sheet1.O3:Sheet1.O1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00.25685">
                <text:p>3700.25685</text:p>
              </table:table-cell>
              <table:table-cell office:value-type="float" office:value="1151.91998">
                <text:p>1151.91998</text:p>
              </table:table-cell>
              <table:table-cell office:value-type="float" office:value="1213.19418">
                <text:p>1213.19418</text:p>
              </table:table-cell>
              <table:table-cell office:value-type="float" office:value="1137.27185">
                <text:p>1137.271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99.50049">
                <text:p>3499.50049</text:p>
              </table:table-cell>
              <table:table-cell office:value-type="float" office:value="1133.20422">
                <text:p>1133.20422</text:p>
              </table:table-cell>
              <table:table-cell office:value-type="float" office:value="1149.72149">
                <text:p>1149.72149</text:p>
              </table:table-cell>
              <table:table-cell office:value-type="float" office:value="1179.47227">
                <text:p>1179.472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156.99551">
                <text:p>4156.99551</text:p>
              </table:table-cell>
              <table:table-cell office:value-type="float" office:value="1135.65366">
                <text:p>1135.65366</text:p>
              </table:table-cell>
              <table:table-cell office:value-type="float" office:value="1101.41951">
                <text:p>1101.41951</text:p>
              </table:table-cell>
              <table:table-cell office:value-type="float" office:value="1212.83304">
                <text:p>1212.833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250.51199">
                <text:p>4250.51199</text:p>
              </table:table-cell>
              <table:table-cell office:value-type="float" office:value="1226.45508">
                <text:p>1226.45508</text:p>
              </table:table-cell>
              <table:table-cell office:value-type="float" office:value="1142.22541">
                <text:p>1142.22541</text:p>
              </table:table-cell>
              <table:table-cell office:value-type="float" office:value="1239.59121">
                <text:p>1239.591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39.07866">
                <text:p>4839.07866</text:p>
              </table:table-cell>
              <table:table-cell office:value-type="float" office:value="1222.83714">
                <text:p>1222.83714</text:p>
              </table:table-cell>
              <table:table-cell office:value-type="float" office:value="1121.30379">
                <text:p>1121.30379</text:p>
              </table:table-cell>
              <table:table-cell office:value-type="float" office:value="1153.79623">
                <text:p>1153.7962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943.09786">
                <text:p>4943.09786</text:p>
              </table:table-cell>
              <table:table-cell office:value-type="float" office:value="1426.76233">
                <text:p>1426.76233</text:p>
              </table:table-cell>
              <table:table-cell office:value-type="float" office:value="1141.20663">
                <text:p>1141.20663</text:p>
              </table:table-cell>
              <table:table-cell office:value-type="float" office:value="1240.18604">
                <text:p>1240.186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640.05974">
                <text:p>5640.05974</text:p>
              </table:table-cell>
              <table:table-cell office:value-type="float" office:value="1356.68571">
                <text:p>1356.68571</text:p>
              </table:table-cell>
              <table:table-cell office:value-type="float" office:value="1120.01539">
                <text:p>1120.01539</text:p>
              </table:table-cell>
              <table:table-cell office:value-type="float" office:value="1186.26732">
                <text:p>1186.267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Read time comparison</text:p>
        </chart:title>
        <chart:legend chart:legend-position="end" svg:x="13.703cm" svg:y="3.454cm" style:legend-expansion="high" chart:style-name="ch3"/>
        <chart:plot-area chart:style-name="ch4" table:cell-range-address="Sheet1.B3:Sheet1.B10 Sheet1.D3:Sheet1.D10 Sheet1.H3:Sheet1.H10 Sheet1.L3:Sheet1.L10 Sheet1.P3:Sheet1.P10" chart:data-source-has-labels="both" svg:x="1.331cm" svg:y="1.275cm" svg:width="12.052cm" svg:height="6.564cm">
          <chartooo:coordinate-region svg:x="2.693cm" svg:y="1.474cm" svg:width="10.318cm" svg:height="5.718cm"/>
          <chart:axis chart:dimension="x" chart:name="primary-x" chart:style-name="ch5" chartooo:axis-type="auto">
            <chartooo:date-scale/>
            <chart:title svg:x="6.837cm" svg:y="8.019cm" chart:style-name="ch6">
              <text:p>k rows</text:p>
            </chart:title>
            <chart:categories table:cell-range-address="Sheet1.B3:Sheet1.B10"/>
          </chart:axis>
          <chart:axis chart:dimension="y" chart:name="primary-y" chart:style-name="ch5">
            <chart:title svg:x="0.451cm" svg:y="5.342cm" chart:style-name="ch7">
              <text:p>microsecs</text:p>
            </chart:title>
            <chart:grid chart:style-name="ch8" chart:class="major"/>
          </chart:axis>
          <chart:series chart:style-name="ch9" chart:values-cell-range-address="Sheet1.D3:Sheet1.D10" loext:label-string="lib" chart:class="chart:line">
            <chart:data-point chart:repeated="8"/>
          </chart:series>
          <chart:series chart:style-name="ch10" chart:values-cell-range-address="Sheet1.H3:Sheet1.H10" loext:label-string="proc" chart:class="chart:line">
            <chart:data-point chart:repeated="8"/>
          </chart:series>
          <chart:series chart:style-name="ch11" chart:values-cell-range-address="Sheet1.L3:Sheet1.L10" loext:label-string="procc" chart:class="chart:line">
            <chart:data-point chart:repeated="8"/>
          </chart:series>
          <chart:series chart:style-name="ch12" chart:values-cell-range-address="Sheet1.P3:Sheet1.P10" loext:label-string="proccf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</text:p>
              </table:table-cell>
              <table:table-cell office:value-type="string">
                <text:p>proc</text:p>
              </table:table-cell>
              <table:table-cell office:value-type="string">
                <text:p>procc</text:p>
              </table:table-cell>
              <table:table-cell office:value-type="string">
                <text:p>proccf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10</svg:desc>
                </draw:g>
              </table:table-cell>
              <table:table-cell office:value-type="float" office:value="75093.61232">
                <text:p>75093.61232</text:p>
                <draw:g>
                  <svg:desc>Sheet1.D3:Sheet1.D10</svg:desc>
                </draw:g>
              </table:table-cell>
              <table:table-cell office:value-type="float" office:value="141174.11643">
                <text:p>141174.11643</text:p>
                <draw:g>
                  <svg:desc>Sheet1.H3:Sheet1.H10</svg:desc>
                </draw:g>
              </table:table-cell>
              <table:table-cell office:value-type="float" office:value="68035.3325">
                <text:p>68035.3325</text:p>
                <draw:g>
                  <svg:desc>Sheet1.L3:Sheet1.L10</svg:desc>
                </draw:g>
              </table:table-cell>
              <table:table-cell office:value-type="float" office:value="62836.06456">
                <text:p>62836.06456</text:p>
                <draw:g>
                  <svg:desc>Sheet1.P3:Sheet1.P1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0745.99946">
                <text:p>130745.99946</text:p>
              </table:table-cell>
              <table:table-cell office:value-type="float" office:value="261764.77671">
                <text:p>261764.77671</text:p>
              </table:table-cell>
              <table:table-cell office:value-type="float" office:value="115045.58507">
                <text:p>115045.58507</text:p>
              </table:table-cell>
              <table:table-cell office:value-type="float" office:value="116340.17259">
                <text:p>116340.172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3557.21101">
                <text:p>183557.21101</text:p>
              </table:table-cell>
              <table:table-cell office:value-type="float" office:value="379691.69573">
                <text:p>379691.69573</text:p>
              </table:table-cell>
              <table:table-cell office:value-type="float" office:value="169108.22557">
                <text:p>169108.22557</text:p>
              </table:table-cell>
              <table:table-cell office:value-type="float" office:value="178541.37842">
                <text:p>178541.378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9356.09334">
                <text:p>239356.09334</text:p>
              </table:table-cell>
              <table:table-cell office:value-type="float" office:value="473599.64189">
                <text:p>473599.64189</text:p>
              </table:table-cell>
              <table:table-cell office:value-type="float" office:value="207530.25385">
                <text:p>207530.25385</text:p>
              </table:table-cell>
              <table:table-cell office:value-type="float" office:value="235573.34439">
                <text:p>235573.344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1553.30255">
                <text:p>291553.30255</text:p>
              </table:table-cell>
              <table:table-cell office:value-type="float" office:value="690240.00364">
                <text:p>690240.00364</text:p>
              </table:table-cell>
              <table:table-cell office:value-type="float" office:value="298528.83763">
                <text:p>298528.83763</text:p>
              </table:table-cell>
              <table:table-cell office:value-type="float" office:value="333463.20562">
                <text:p>333463.205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4791.47432">
                <text:p>334791.47432</text:p>
              </table:table-cell>
              <table:table-cell office:value-type="float" office:value="795947.47609">
                <text:p>795947.47609</text:p>
              </table:table-cell>
              <table:table-cell office:value-type="float" office:value="337854.95563">
                <text:p>337854.95563</text:p>
              </table:table-cell>
              <table:table-cell office:value-type="float" office:value="392609.69009">
                <text:p>392609.6900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0870.58385">
                <text:p>390870.58385</text:p>
              </table:table-cell>
              <table:table-cell office:value-type="float" office:value="936057.0506">
                <text:p>936057.0506</text:p>
              </table:table-cell>
              <table:table-cell office:value-type="float" office:value="395458.69738">
                <text:p>395458.69738</text:p>
              </table:table-cell>
              <table:table-cell office:value-type="float" office:value="464977.12478">
                <text:p>464977.12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61375.94592">
                <text:p>461375.94592</text:p>
              </table:table-cell>
              <table:table-cell office:value-type="float" office:value="1041398.85003">
                <text:p>1041398.85003</text:p>
              </table:table-cell>
              <table:table-cell office:value-type="float" office:value="445712.57726">
                <text:p>445712.57726</text:p>
              </table:table-cell>
              <table:table-cell office:value-type="float" office:value="524061.80622">
                <text:p>524061.806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47cm" svg:y="0.316cm" chart:style-name="ch2">
          <text:p>Proc time comparison</text:p>
        </chart:title>
        <chart:legend chart:legend-position="end" svg:x="13.703cm" svg:y="3.454cm" style:legend-expansion="high" chart:style-name="ch3"/>
        <chart:plot-area chart:style-name="ch4" table:cell-range-address="Sheet1.B3:Sheet1.B10 Sheet1.E3:Sheet1.E10 Sheet1.I3:Sheet1.I10 Sheet1.M3:Sheet1.M10 Sheet1.Q3:Sheet1.Q10" chart:data-source-has-labels="both" svg:x="1.331cm" svg:y="1.275cm" svg:width="12.052cm" svg:height="6.564cm">
          <chartooo:coordinate-region svg:x="2.323cm" svg:y="1.474cm" svg:width="10.873cm" svg:height="5.718cm"/>
          <chart:axis chart:dimension="x" chart:name="primary-x" chart:style-name="ch5" chartooo:axis-type="auto">
            <chartooo:date-scale/>
            <chart:title svg:x="6.837cm" svg:y="8.019cm" chart:style-name="ch6">
              <text:p>k rows</text:p>
            </chart:title>
            <chart:categories table:cell-range-address="Sheet1.B3:Sheet1.B10"/>
          </chart:axis>
          <chart:axis chart:dimension="y" chart:name="primary-y" chart:style-name="ch5">
            <chart:title svg:x="0.451cm" svg:y="5.342cm" chart:style-name="ch7">
              <text:p>microsecs</text:p>
            </chart:title>
            <chart:grid chart:style-name="ch8" chart:class="major"/>
          </chart:axis>
          <chart:series chart:style-name="ch9" chart:values-cell-range-address="Sheet1.E3:Sheet1.E10" loext:label-string="lib" chart:class="chart:line">
            <chart:data-point chart:repeated="8"/>
          </chart:series>
          <chart:series chart:style-name="ch10" chart:values-cell-range-address="Sheet1.I3:Sheet1.I10" loext:label-string="proc" chart:class="chart:line">
            <chart:data-point chart:repeated="8"/>
          </chart:series>
          <chart:series chart:style-name="ch11" chart:values-cell-range-address="Sheet1.M3:Sheet1.M10" loext:label-string="procc" chart:class="chart:line">
            <chart:data-point chart:repeated="8"/>
          </chart:series>
          <chart:series chart:style-name="ch12" chart:values-cell-range-address="Sheet1.Q3:Sheet1.Q10" loext:label-string="proccf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</text:p>
              </table:table-cell>
              <table:table-cell office:value-type="string">
                <text:p>proc</text:p>
              </table:table-cell>
              <table:table-cell office:value-type="string">
                <text:p>procc</text:p>
              </table:table-cell>
              <table:table-cell office:value-type="string">
                <text:p>proccf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10</svg:desc>
                </draw:g>
              </table:table-cell>
              <table:table-cell office:value-type="float" office:value="614.30767">
                <text:p>614.30767</text:p>
                <draw:g>
                  <svg:desc>Sheet1.E3:Sheet1.E10</svg:desc>
                </draw:g>
              </table:table-cell>
              <table:table-cell office:value-type="float" office:value="852.1125">
                <text:p>852.1125</text:p>
                <draw:g>
                  <svg:desc>Sheet1.I3:Sheet1.I10</svg:desc>
                </draw:g>
              </table:table-cell>
              <table:table-cell office:value-type="float" office:value="688.22821">
                <text:p>688.22821</text:p>
                <draw:g>
                  <svg:desc>Sheet1.M3:Sheet1.M10</svg:desc>
                </draw:g>
              </table:table-cell>
              <table:table-cell office:value-type="float" office:value="105.40121">
                <text:p>105.40121</text:p>
                <draw:g>
                  <svg:desc>Sheet1.Q3:Sheet1.Q1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55.13905">
                <text:p>1255.13905</text:p>
              </table:table-cell>
              <table:table-cell office:value-type="float" office:value="1524.60139">
                <text:p>1524.60139</text:p>
              </table:table-cell>
              <table:table-cell office:value-type="float" office:value="1276.20614">
                <text:p>1276.20614</text:p>
              </table:table-cell>
              <table:table-cell office:value-type="float" office:value="265.14216">
                <text:p>265.142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11.19722">
                <text:p>2011.19722</text:p>
              </table:table-cell>
              <table:table-cell office:value-type="float" office:value="2373.46659">
                <text:p>2373.46659</text:p>
              </table:table-cell>
              <table:table-cell office:value-type="float" office:value="1667.30807">
                <text:p>1667.30807</text:p>
              </table:table-cell>
              <table:table-cell office:value-type="float" office:value="349.95037">
                <text:p>349.950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630.96137">
                <text:p>2630.96137</text:p>
              </table:table-cell>
              <table:table-cell office:value-type="float" office:value="3038.86648">
                <text:p>3038.86648</text:p>
              </table:table-cell>
              <table:table-cell office:value-type="float" office:value="2244.8216">
                <text:p>2244.8216</text:p>
              </table:table-cell>
              <table:table-cell office:value-type="float" office:value="493.04482">
                <text:p>493.044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370.656">
                <text:p>3370.656</text:p>
              </table:table-cell>
              <table:table-cell office:value-type="float" office:value="4147.66432">
                <text:p>4147.66432</text:p>
              </table:table-cell>
              <table:table-cell office:value-type="float" office:value="2737.78139">
                <text:p>2737.78139</text:p>
              </table:table-cell>
              <table:table-cell office:value-type="float" office:value="596.40543">
                <text:p>596.405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940.46582">
                <text:p>3940.46582</text:p>
              </table:table-cell>
              <table:table-cell office:value-type="float" office:value="5457.76548">
                <text:p>5457.76548</text:p>
              </table:table-cell>
              <table:table-cell office:value-type="float" office:value="3181.84609">
                <text:p>3181.84609</text:p>
              </table:table-cell>
              <table:table-cell office:value-type="float" office:value="714.15262">
                <text:p>714.1526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866.52647">
                <text:p>4866.52647</text:p>
              </table:table-cell>
              <table:table-cell office:value-type="float" office:value="6173.97798">
                <text:p>6173.97798</text:p>
              </table:table-cell>
              <table:table-cell office:value-type="float" office:value="4043.13116">
                <text:p>4043.13116</text:p>
              </table:table-cell>
              <table:table-cell office:value-type="float" office:value="768.19751">
                <text:p>768.1975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940.84589">
                <text:p>5940.84589</text:p>
              </table:table-cell>
              <table:table-cell office:value-type="float" office:value="7249.4129">
                <text:p>7249.4129</text:p>
              </table:table-cell>
              <table:table-cell office:value-type="float" office:value="3797.95116">
                <text:p>3797.95116</text:p>
              </table:table-cell>
              <table:table-cell office:value-type="float" office:value="907.95622">
                <text:p>907.956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